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l algoritmo genético es una meta-heurística para resolver problemas de diversos tipos que tengan una complejidad tal que su solución solo pueda ser aproximada. Se basa en principios genéticos y biológicos,<text:s/>como lo son la mutación, la herencia genética, y la selección. Dichos principios están establecidos en la naturaleza como una forma de garantizar la supervivencia y mejor adaptación<text:s/>de las especies, y<text:s/>fueron<text:s/>descubiertos<text:s/>por el famoso naturista ingles Charles Darwin.</text:p>
      <text:p text:style-name="Normal">Nuestro algoritmo genérico maneja cada solución como un “cromosoma” que tiene una aptitud determinada. Dicha aptitud indica que tan buena es la solución con respecto a las demás. Cada solución se cruza con otras de acuerdo a su aptitud y se muta de acuerdo<text:s/>a<text:s/>una<text:s/>probabilidad dada. Finalmente se seleccionan las soluciones mas aptas, que “sobreviven” para<text:s/>pasar a<text:s/>ser la próxima generación.</text:p>
      <text:p text:style-name="Normal">Nuestra implementación especifica esta basada en el “problema de la mochila”. Se trata de una persona que tiene una serie de elementos, cada uno de los cuales tiene un valor y un peso, y los desea llevar en una mochila que tiene un límite de peso especifico. Lo que se busca es entonces maximizar el valor a llevar<text:s/>sin sobrepasar el peso máximo de la mochila.<text:s/>Este<text:s/>problema se encuentra dentro de la clase de problemas “NP”, lo que significa que no se conoce un algoritmo que de la solución<text:s/>exacta en un tiempo razonable<text:s/>y,<text:s/>quien lo inventara,<text:s/>generaría<text:s/>profundos cambios en nuestro entendimiento de las<text:s/>matemáticas<text:s/>y las<text:s/>ciencias de la computación.</text:p>
      <text:p text:style-name="Normal">Construimos un applet interactivo (que se puede ver arriba) para demostrar nuestra implementación. Decidimos que la persona a cargar los elementos en la mochila es Papa Noel,<text:s/>quien quiere llevar<text:s/>en su bolsa los mejores regalos<text:s/>con el mejor peso. Inicialmente se puede<text:s/>escoger el peso y la aptitud<text:s/>de cada regalo<text:s/>y después<text:s/>de dar clic en iniciar,<text:s/>el algoritmo empezara a correr sin límite de tiempo. Cada vez que se encuentra una solución<text:s/>que mejore la actual,<text:s/>esta<text:s/>se mostrara<text:s/>en pantalla.</text:p>
      <text:p text:style-name="Normal">Fuente:</text:p>
      <text:p text:style-name="Normal">-Wikipedia (en ingles)</text:p>
      <text:p text:style-name="Normal">-Técnicas meta heurística de optimizació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zucena</meta:initial-creator>
    <dc:creator>Santiago</dc:creator>
    <meta:creation-date>2010-03-16T15:27:00Z</meta:creation-date>
    <dc:date>2010-03-16T15:27:00Z</dc:date>
    <meta:template xlink:href="Normal" xlink:type="simple"/>
    <meta:editing-cycles>2</meta:editing-cycles>
    <meta:editing-duration>PT0S</meta:editing-duration>
    <meta:document-statistic meta:page-count="1" meta:paragraph-count="4" meta:word-count="310" meta:character-count="2075" meta:row-count="14" meta:non-whitespace-character-count="1769"/>
  </office:meta>
</office:document-meta>
</file>